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5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6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5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5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6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5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6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5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6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5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6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5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5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5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6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5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6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1.807cm" svg:height="1.936cm" svg:x="32.195cm" svg:y="12.843cm">
          <draw:text-box>
            <text:p text:style-name="P6"><text:span text:style-name="T7">1</text:span></text:p>
          </draw:text-box>
        </draw:frame>
        <draw:frame draw:style-name="gr8" draw:text-style-name="P6" draw:layer="layout" svg:width="1.807cm" svg:height="1.936cm" svg:x="17.383cm" svg:y="18.933cm">
          <draw:text-box>
            <text:p text:style-name="P6"><text:span text:style-name="T7">2</text:span></text:p>
          </draw:text-box>
        </draw:frame>
        <draw:frame draw:style-name="gr8" draw:text-style-name="P6" draw:layer="layout" svg:width="1.807cm" svg:height="1.936cm" svg:x="46.876cm" svg:y="18.933cm">
          <draw:text-box>
            <text:p text:style-name="P6"><text:span text:style-name="T7">3</text:span></text:p>
          </draw:text-box>
        </draw:frame>
        <draw:frame draw:style-name="gr8" draw:text-style-name="P6" draw:layer="layout" svg:width="1.807cm" svg:height="1.936cm" svg:x="9.9cm" svg:y="25.398cm">
          <draw:text-box>
            <text:p text:style-name="P6"><text:span text:style-name="T7">4</text:span></text:p>
          </draw:text-box>
        </draw:frame>
        <draw:frame draw:style-name="gr8" draw:text-style-name="P6" draw:layer="layout" svg:width="1.807cm" svg:height="1.936cm" svg:x="24.679cm" svg:y="25.505cm">
          <draw:text-box>
            <text:p text:style-name="P6"><text:span text:style-name="T7">5</text:span></text:p>
          </draw:text-box>
        </draw:frame>
        <draw:frame draw:style-name="gr8" draw:text-style-name="P6" draw:layer="layout" svg:width="1.807cm" svg:height="1.936cm" svg:x="39.264cm" svg:y="25.44cm">
          <draw:text-box>
            <text:p text:style-name="P6"><text:span text:style-name="T7">6</text:span></text:p>
          </draw:text-box>
        </draw:frame>
        <draw:frame draw:style-name="gr8" draw:text-style-name="P6" draw:layer="layout" svg:width="1.807cm" svg:height="1.936cm" svg:x="54.108cm" svg:y="25.376cm">
          <draw:text-box>
            <text:p text:style-name="P6"><text:span text:style-name="T7">7</text:span></text:p>
          </draw:text-box>
        </draw:frame>
        <draw:frame draw:style-name="gr8" draw:text-style-name="P6" draw:layer="layout" svg:width="1.807cm" svg:height="1.936cm" svg:x="6.201cm" svg:y="31.798cm">
          <draw:text-box>
            <text:p text:style-name="P6"><text:span text:style-name="T7">8</text:span></text:p>
          </draw:text-box>
        </draw:frame>
        <draw:frame draw:style-name="gr8" draw:text-style-name="P6" draw:layer="layout" svg:width="1.807cm" svg:height="1.936cm" svg:x="13.902cm" svg:y="31.798cm">
          <draw:text-box>
            <text:p text:style-name="P6"><text:span text:style-name="T7">9</text:span></text:p>
          </draw:text-box>
        </draw:frame>
        <draw:frame draw:style-name="gr8" draw:text-style-name="P6" draw:layer="layout" svg:width="2.193cm" svg:height="1.936cm" svg:x="20.903cm" svg:y="31.798cm">
          <draw:text-box>
            <text:p text:style-name="P6"><text:span text:style-name="T7">10</text:span></text:p>
          </draw:text-box>
        </draw:frame>
        <draw:frame draw:style-name="gr8" draw:text-style-name="P6" draw:layer="layout" svg:width="2.193cm" svg:height="1.936cm" svg:x="28.633cm" svg:y="31.798cm">
          <draw:text-box>
            <text:p text:style-name="P6"><text:span text:style-name="T7">11</text:span></text:p>
          </draw:text-box>
        </draw:frame>
        <draw:frame draw:style-name="gr8" draw:text-style-name="P6" draw:layer="layout" svg:width="2.193cm" svg:height="1.936cm" svg:x="35.234cm" svg:y="31.798cm">
          <draw:text-box>
            <text:p text:style-name="P6"><text:span text:style-name="T7">12</text:span></text:p>
          </draw:text-box>
        </draw:frame>
        <draw:frame draw:style-name="gr8" draw:text-style-name="P6" draw:layer="layout" svg:width="2.193cm" svg:height="1.936cm" svg:x="43.135cm" svg:y="31.798cm">
          <draw:text-box>
            <text:p text:style-name="P6"><text:span text:style-name="T7">13</text:span></text:p>
          </draw:text-box>
        </draw:frame>
        <draw:frame draw:style-name="gr8" draw:text-style-name="P6" draw:layer="layout" svg:width="2.193cm" svg:height="1.936cm" svg:x="50.536cm" svg:y="31.798cm">
          <draw:text-box>
            <text:p text:style-name="P6"><text:span text:style-name="T7">14</text:span></text:p>
          </draw:text-box>
        </draw:frame>
        <draw:frame draw:style-name="gr8" draw:text-style-name="P6" draw:layer="layout" svg:width="2.193cm" svg:height="1.936cm" svg:x="58.037cm" svg:y="31.798cm">
          <draw:text-box>
            <text:p text:style-name="P6"><text:span text:style-name="T7">15</text:span></text:p>
          </draw:text-box>
        </draw:frame>
        <draw:frame draw:style-name="gr8" draw:text-style-name="P6" draw:layer="layout" svg:width="2.27cm" svg:height="1.936cm" svg:x="3.402cm" svg:y="38.098cm">
          <draw:text-box>
            <text:p text:style-name="P6"><text:span text:style-name="T7">16</text:span></text:p>
          </draw:text-box>
        </draw:frame>
        <draw:frame draw:style-name="gr8" draw:text-style-name="P6" draw:layer="layout" svg:width="2.27cm" svg:height="1.936cm" svg:x="9.202cm" svg:y="38.098cm">
          <draw:text-box>
            <text:p text:style-name="P6"><text:span text:style-name="T7">17</text:span></text:p>
          </draw:text-box>
        </draw:frame>
        <draw:frame draw:style-name="gr8" draw:text-style-name="P6" draw:layer="layout" svg:width="2.27cm" svg:height="1.936cm" svg:x="32.602cm" svg:y="38.098cm">
          <draw:text-box>
            <text:p text:style-name="P6"><text:span text:style-name="T7">24</text:span></text:p>
          </draw:text-box>
        </draw:frame>
        <draw:frame draw:style-name="gr8" draw:text-style-name="P6" draw:layer="layout" svg:width="2.27cm" svg:height="1.936cm" svg:x="38.502cm" svg:y="38.098cm">
          <draw:text-box>
            <text:p text:style-name="P6"><text:span text:style-name="T7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55:58.868539599</dc:date>
    <dc:creator>elucterio </dc:creator>
    <meta:editing-duration>PT1H34M37S</meta:editing-duration>
    <meta:editing-cycles>11</meta:editing-cycles>
    <meta:generator>LibreOffice/4.2.8.2$Linux_X86_64 LibreOffice_project/420m0$Build-2</meta:generator>
    <meta:document-statistic meta:object-count="114"/>
  </office:meta>
</office:document-meta>
</file>